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5pt" fo:language="en" fo:country="GB" style:text-underline-style="solid" style:text-underline-width="auto" style:text-underline-color="font-color" fo:font-weight="bold" officeooo:rsid="001aaf4a" officeooo:paragraph-rsid="00065c52" style:font-size-asian="13.1000003814697pt" style:language-asian="zxx" style:country-asian="none" style:font-weight-asian="bold" style:font-size-complex="15pt" style:language-complex="zxx" style:country-complex="none" style:font-weight-complex="bold"/>
    </style:style>
    <style:style style:name="P2" style:family="paragraph" style:parent-style-name="Standard">
      <style:paragraph-properties fo:text-align="start" style:justify-single-word="false"/>
      <style:text-properties fo:color="#000000" fo:font-size="15pt" fo:language="en" fo:country="GB" style:text-underline-style="solid" style:text-underline-width="auto" style:text-underline-color="font-color" fo:font-weight="bold" officeooo:rsid="0004f3f4" officeooo:paragraph-rsid="0004f3f4" style:font-size-asian="13.1000003814697pt" style:language-asian="zxx" style:country-asian="none" style:font-weight-asian="bold" style:font-size-complex="15pt" style:language-complex="zxx" style:country-complex="none" style:font-weight-complex="bold"/>
    </style:style>
    <style:style style:name="P3"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073d4c" officeooo:paragraph-rsid="00073d4c" style:font-size-asian="10.5pt" style:language-asian="zxx" style:country-asian="none" style:font-weight-asian="bold" style:font-size-complex="12pt" style:language-complex="zxx" style:country-complex="none" style:font-weight-complex="bold"/>
    </style:style>
    <style:style style:name="P4"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073d4c" officeooo:paragraph-rsid="000ec0de" style:font-size-asian="10.5pt" style:language-asian="zxx" style:country-asian="none" style:font-weight-asian="bold" style:font-size-complex="12pt" style:language-complex="zxx" style:country-complex="none" style:font-weight-complex="bold"/>
    </style:style>
    <style:style style:name="P5"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073d4c" officeooo:paragraph-rsid="00073d4c" style:font-size-asian="12pt" style:language-asian="zxx" style:country-asian="none" style:font-weight-asian="bold" style:font-size-complex="12pt" style:language-complex="zxx" style:country-complex="none" style:font-weight-complex="bold"/>
    </style:style>
    <style:style style:name="P6"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073d4c" officeooo:paragraph-rsid="000ec0de" style:font-size-asian="12pt" style:language-asian="zxx" style:country-asian="none" style:font-weight-asian="bold" style:font-size-complex="12pt" style:language-complex="zxx" style:country-complex="none" style:font-weight-complex="bold"/>
    </style:style>
    <style:style style:name="P7" style:family="paragraph" style:parent-style-name="Standard">
      <style:paragraph-properties fo:text-align="start" style:justify-single-word="false"/>
      <style:text-properties fo:color="#000000" fo:font-size="11pt" fo:language="en" fo:country="GB" style:text-underline-style="none" fo:font-weight="normal" officeooo:rsid="0004f3f4" officeooo:paragraph-rsid="000a74bc"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style:paragraph-properties fo:text-align="start" style:justify-single-word="false"/>
      <style:text-properties fo:color="#000000" fo:font-size="11pt" fo:language="en" fo:country="GB" style:text-underline-style="none" fo:font-weight="normal" officeooo:rsid="0004f3f4" officeooo:paragraph-rsid="000cbb1d" style:font-size-asian="11pt" style:language-asian="zxx" style:country-asian="none" style:font-weight-asian="normal" style:font-size-complex="11pt" style:language-complex="zxx" style:country-complex="none" style:font-weight-complex="normal"/>
    </style:style>
    <style:style style:name="P9" style:family="paragraph" style:parent-style-name="Standard">
      <style:paragraph-properties fo:text-align="start" style:justify-single-word="false"/>
      <style:text-properties fo:color="#000000" fo:font-size="11pt" fo:language="en" fo:country="GB" style:text-underline-style="none" fo:font-weight="normal" officeooo:rsid="001aaf4a" officeooo:paragraph-rsid="00065c52"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text-align="start" style:justify-single-word="false"/>
      <style:text-properties fo:color="#000000" fo:font-size="11pt" fo:language="en" fo:country="GB" style:text-underline-style="none" fo:font-weight="normal" officeooo:rsid="0006fba3" officeooo:paragraph-rsid="0006fba3" style:font-size-asian="11pt" style:language-asian="zxx" style:country-asian="none" style:font-weight-asian="normal" style:font-size-complex="11pt" style:language-complex="zxx" style:country-complex="none" style:font-weight-complex="normal"/>
    </style:style>
    <style:style style:name="P11" style:family="paragraph" style:parent-style-name="Standard">
      <style:paragraph-properties fo:text-align="start" style:justify-single-word="false"/>
      <style:text-properties fo:color="#000000" fo:font-size="11pt" fo:language="en" fo:country="GB" style:text-underline-style="none" fo:font-weight="normal" officeooo:rsid="000cbb1d" officeooo:paragraph-rsid="000cbb1d"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text-align="start" style:justify-single-word="false"/>
      <style:text-properties fo:color="#000000" fo:font-size="11pt" fo:language="en" fo:country="GB" style:text-underline-style="none" fo:font-weight="normal" officeooo:rsid="000ec0de" officeooo:paragraph-rsid="000ec0de" style:font-size-asian="11pt" style:language-asian="zxx" style:country-asian="none" style:font-weight-asian="normal" style:font-size-complex="11pt" style:language-complex="zxx" style:country-complex="none" style:font-weight-complex="normal"/>
    </style:style>
    <style:style style:name="P13" style:family="paragraph" style:parent-style-name="Standard">
      <style:paragraph-properties fo:text-align="start" style:justify-single-word="false"/>
      <style:text-properties fo:color="#000000" fo:font-size="11pt" fo:language="en" fo:country="GB" style:text-underline-style="none" fo:font-weight="normal" officeooo:rsid="00073d4c" officeooo:paragraph-rsid="00073d4c" style:font-size-asian="9.60000038146973pt" style:language-asian="zxx" style:country-asian="none" style:font-weight-asian="normal" style:font-size-complex="11pt" style:language-complex="zxx" style:country-complex="none" style:font-weight-complex="normal"/>
    </style:style>
    <style:style style:name="P14" style:family="paragraph" style:parent-style-name="Standard">
      <style:paragraph-properties fo:text-align="start" style:justify-single-word="false"/>
      <style:text-properties fo:color="#000000" fo:font-size="11pt" fo:language="en" fo:country="GB" style:text-underline-style="none" fo:font-weight="normal" officeooo:rsid="000f3690" officeooo:paragraph-rsid="000f3690" style:font-size-asian="9.60000038146973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text-align="start" style:justify-single-word="false"/>
      <style:text-properties fo:color="#000000" fo:font-size="11pt" fo:language="en" fo:country="GB" style:text-underline-style="solid" style:text-underline-width="auto" style:text-underline-color="font-color" fo:font-weight="bold" officeooo:rsid="001aaf4a" officeooo:paragraph-rsid="00065c52" style:font-size-asian="11pt" style:language-asian="zxx" style:country-asian="none" style:font-weight-asian="bold" style:font-size-complex="11pt" style:language-complex="zxx" style:country-complex="none" style:font-weight-complex="bold"/>
    </style:style>
    <style:style style:name="P16" style:family="paragraph" style:parent-style-name="Heading_20_2">
      <style:paragraph-properties fo:text-align="start" style:justify-single-word="false"/>
      <style:text-properties fo:color="#000000" fo:font-size="11pt" fo:language="en" fo:country="GB" style:text-underline-style="none" fo:font-weight="normal" officeooo:rsid="0006fba3" officeooo:paragraph-rsid="000cbb1d"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text-align="start" style:justify-single-word="false"/>
      <style:text-properties fo:color="#000000" fo:font-size="11pt" fo:language="en" fo:country="GB" style:text-underline-style="none" fo:font-weight="normal" officeooo:rsid="00082788" officeooo:paragraph-rsid="0008f53d" style:font-size-asian="11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text-align="start" style:justify-single-word="false"/>
      <style:text-properties fo:color="#000000" fo:font-size="11pt" fo:language="en" fo:country="GB" style:text-underline-style="none" fo:font-weight="normal" officeooo:rsid="00082788" officeooo:paragraph-rsid="000a74bc" style:font-size-asian="11pt" style:language-asian="zxx" style:country-asian="none" style:font-weight-asian="normal" style:font-size-complex="11pt" style:language-complex="zxx" style:country-complex="none" style:font-weight-complex="normal"/>
    </style:style>
    <style:style style:name="P19" style:family="paragraph" style:parent-style-name="Standard">
      <style:paragraph-properties fo:text-align="start" style:justify-single-word="false"/>
      <style:text-properties fo:color="#000000" fo:font-size="11pt" fo:language="en" fo:country="GB" style:text-underline-style="none" fo:font-weight="normal" officeooo:rsid="00082788" officeooo:paragraph-rsid="000f3690" style:font-size-asian="11pt" style:language-asian="zxx" style:country-asian="none" style:font-weight-asian="normal" style:font-size-complex="11pt" style:language-complex="zxx" style:country-complex="none" style:font-weight-complex="normal"/>
    </style:style>
    <style:style style:name="P20" style:family="paragraph" style:parent-style-name="Standard">
      <style:paragraph-properties fo:text-align="start" style:justify-single-word="false"/>
      <style:text-properties fo:color="#000000" fo:font-size="11pt" fo:language="en" fo:country="GB" style:text-underline-style="none" fo:font-weight="normal" officeooo:rsid="00082788" officeooo:paragraph-rsid="0010c6f1" style:font-size-asian="11pt" style:language-asian="zxx" style:country-asian="none" style:font-weight-asian="normal" style:font-size-complex="11pt" style:language-complex="zxx" style:country-complex="none" style:font-weight-complex="normal"/>
    </style:style>
    <style:style style:name="P21" style:family="paragraph" style:parent-style-name="Standard">
      <style:paragraph-properties fo:text-align="start" style:justify-single-word="false"/>
      <style:text-properties fo:color="#000000" fo:font-size="11pt" fo:language="en" fo:country="GB" style:text-underline-style="none" fo:font-weight="normal" officeooo:rsid="000f3690" officeooo:paragraph-rsid="00156243" style:font-size-asian="9.60000038146973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fo:text-align="start" style:justify-single-word="false"/>
      <style:text-properties fo:color="#000000" fo:font-size="12pt" fo:language="en" fo:country="GB" style:text-underline-style="solid" style:text-underline-width="auto" style:text-underline-color="font-color" fo:font-weight="bold" officeooo:rsid="00073d4c" officeooo:paragraph-rsid="00156243" style:font-size-asian="10.5pt" style:language-asian="zxx" style:country-asian="none" style:font-weight-asian="bold" style:font-size-complex="12pt" style:language-complex="zxx" style:country-complex="none" style:font-weight-complex="bold"/>
    </style:style>
    <style:style style:name="T1" style:family="text">
      <style:text-properties officeooo:rsid="00082788"/>
    </style:style>
    <style:style style:name="T2" style:family="text">
      <style:text-properties officeooo:rsid="00053485"/>
    </style:style>
    <style:style style:name="T3" style:family="text">
      <style:text-properties officeooo:rsid="000cbb1d"/>
    </style:style>
    <style:style style:name="T4" style:family="text">
      <style:text-properties officeooo:rsid="000ec0de"/>
    </style:style>
    <style:style style:name="T5" style:family="text">
      <style:text-properties officeooo:rsid="0013f2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gical Expressions:</text:p>
      <text:p text:style-name="P2"/>
      <text:p text:style-name="P8"><text:span text:style-name="T1">– </text:span>Logical expressions are also known as Boolean expressions. It will always evaluate to a value of either true or false. <text:span text:style-name="T2">T</text:span>hey <text:span text:style-name="T2">are</text:span> represented by the data type boolean, <text:span text:style-name="T3">and can be used on any primitive data type except for boolean.</text:span></text:p>
      <text:p text:style-name="P9"/>
      <text:p text:style-name="P10"><text:span text:style-name="T1">– </text:span>Java has several operators that can be used to compare value. Comparison implies knowing which value is greater than the other, or equal to it, ect. These are known as 'comparative operators'.</text:p>
      <text:p text:style-name="P10"/>
      <text:p text:style-name="P10">Symbols<text:tab/>Comparative operators</text:p>
      <text:p text:style-name="P10">&lt;<text:tab/> <text:s text:c="12"/>Less than</text:p>
      <text:p text:style-name="P10">&gt;<text:tab/> <text:s text:c="12"/>Greater than</text:p>
      <text:p text:style-name="P10">&lt;=<text:tab/> <text:s text:c="12"/>Less than or equal to</text:p>
      <text:p text:style-name="P10">&gt;=<text:tab/> <text:s text:c="12"/>Greater than or equal to</text:p>
      <text:p text:style-name="P10">==<text:tab/> <text:s text:c="12"/>Equal to</text:p>
      <text:p text:style-name="P10">!=<text:tab/> <text:s text:c="12"/>Not equal to</text:p>
      <text:p text:style-name="P10"/>
      <text:h text:style-name="P16" text:outline-level="2"><text:bookmark text:name="Boolean-operators"/><text:span text:style-name="T1">– </text:span>Boolean operators <text:span text:style-name="T3">rely on boolean algebra, and as such boolean operators will work directly on boolean values. There are four types of boolean operators: </text:span></text:h>
      <text:p text:style-name="P11">Symbols<text:tab/>Boolean operators</text:p>
      <text:p text:style-name="P11">!<text:tab/> <text:s text:c="12"/>Boolean NOT</text:p>
      <text:p text:style-name="P11">&amp;&amp;<text:tab/> <text:s text:c="12"/>Boolean AND</text:p>
      <text:p text:style-name="P11">||<text:tab/> <text:s text:c="12"/>Boolean OR</text:p>
      <text:p text:style-name="P11">^<text:tab/> <text:s text:c="12"/>Boolean exclusive XOR</text:p>
      <text:p text:style-name="P15"/>
      <text:p text:style-name="P12">1) The boolean 'NOT' inverts the value of the boolean expression that follows it.</text:p>
      <text:p text:style-name="P12"/>
      <text:p text:style-name="P12">2) The boolean 'AND' will return true if and only if, expressions on both sides of the operator are true.</text:p>
      <text:p text:style-name="P12"/>
      <text:p text:style-name="P12">3) The boolean 'OR' will return true if the expression on either or both sides of the operator is true.</text:p>
      <text:p text:style-name="P12"/>
      <text:p text:style-name="P12">4) The boolean exclusive 'XOR' will return true if one of the expressions evaluates to true and the other to false.</text:p>
      <text:p text:style-name="P15"/>
      <text:p text:style-name="P1">Code Examples:</text:p>
      <text:p text:style-name="P1"/>
      <text:p text:style-name="P3">Logical Expressions Code:</text:p>
      <text:p text:style-name="P13"/>
      <text:p text:style-name="P13">class log_op {</text:p>
      <text:p text:style-name="P13"><text:s text:c="4"/>public static void main(String[] args) {</text:p>
      <text:p text:style-name="P13"><text:s text:c="8"/>int x = 5;</text:p>
      <text:p text:style-name="P13"><text:s text:c="8"/>int y = 10;</text:p>
      <text:p text:style-name="P13"/>
      <text:p text:style-name="P13"><text:s text:c="8"/>System.out.println("x is equal to: " + x);</text:p>
      <text:p text:style-name="P13"><text:s text:c="8"/>System.out.println("y is equal to: " + y);</text:p>
      <text:p text:style-name="P13"/>
      <text:p text:style-name="P13"><text:s text:c="8"/>System.out.println("x is greater than y");</text:p>
      <text:p text:style-name="P13"><text:s text:c="8"/>System.out.println(x &gt; y);</text:p>
      <text:p text:style-name="P13"/>
      <text:p text:style-name="P13"><text:s text:c="8"/>System.out.println("x is less than y");</text:p>
      <text:p text:style-name="P13"><text:s text:c="8"/>System.out.println(x &lt; y);</text:p>
      <text:p text:style-name="P13"/>
      <text:p text:style-name="P13"><text:s text:c="8"/>System.out.println("x is greater than or equal to y");</text:p>
      <text:p text:style-name="P13"><text:s text:c="8"/>System.out.println(x &gt;= y);</text:p>
      <text:p text:style-name="P13"><text:soft-page-break/></text:p>
      <text:p text:style-name="P13"><text:s text:c="8"/>System.out.println("y is less than or equal to y");</text:p>
      <text:p text:style-name="P13"><text:s text:c="8"/>System.out.println(y &lt;= y);</text:p>
      <text:p text:style-name="P13"/>
      <text:p text:style-name="P13"><text:s text:c="8"/>System.out.println("x is equal to y");</text:p>
      <text:p text:style-name="P13"><text:s text:c="8"/>System.out.println(x == y);</text:p>
      <text:p text:style-name="P13"/>
      <text:p text:style-name="P13"><text:s text:c="8"/>System.out.println("x is not equal to y");</text:p>
      <text:p text:style-name="P13"><text:s text:c="8"/>System.out.println(x != y);</text:p>
      <text:p text:style-name="P13"><text:s text:c="4"/>}</text:p>
      <text:p text:style-name="P13">}</text:p>
      <text:p text:style-name="P13"/>
      <text:p text:style-name="P5">Explanation:</text:p>
      <text:p text:style-name="P5"/>
      <text:p text:style-name="P17">– Lines #3 and #4 define the variables 'x' and 'y'.</text:p>
      <text:p text:style-name="P17">– Lines #5 and #6 print the values of 'x' and 'y'.</text:p>
      <text:p text:style-name="P18">– Line #9 determines if 'x' is bigger than 'y'. 5 isn't bigger than 10, so it outputs 'false'.</text:p>
      <text:p text:style-name="P7"/>
      <text:p text:style-name="P4"><text:span text:style-name="Strong_20_Emphasis"><text:span text:style-name="T4">B</text:span></text:span><text:span text:style-name="Strong_20_Emphasis">oolean </text:span><text:span text:style-name="Strong_20_Emphasis"><text:span text:style-name="T4">A</text:span></text:span><text:span text:style-name="Strong_20_Emphasis">lgebra</text:span> Code:</text:p>
      <text:p text:style-name="P4"/>
      <text:p text:style-name="P14">class bool_ops {</text:p>
      <text:p text:style-name="P14"><text:s text:c="4"/>public static void main(String[] args) {</text:p>
      <text:p text:style-name="P14"><text:s text:c="8"/>boolean x = true;</text:p>
      <text:p text:style-name="P14"><text:s text:c="8"/>boolean y = false;</text:p>
      <text:p text:style-name="P14"/>
      <text:p text:style-name="P14"><text:s text:c="8"/>System.out.println("Value of x: " + x);</text:p>
      <text:p text:style-name="P14"><text:s text:c="8"/>System.out.println("Value of y: " + y);</text:p>
      <text:p text:style-name="P14"/>
      <text:p text:style-name="P14"><text:s text:c="8"/>System.out.println("Boolean NOT of x");</text:p>
      <text:p text:style-name="P14"><text:s text:c="8"/>System.out.println(!x);</text:p>
      <text:p text:style-name="P14"/>
      <text:p text:style-name="P14"><text:s text:c="8"/>System.out.println("Boolean AND of x and y");</text:p>
      <text:p text:style-name="P14"><text:s text:c="8"/>System.out.println(x &amp;&amp; y);</text:p>
      <text:p text:style-name="P14"/>
      <text:p text:style-name="P14"><text:s text:c="8"/>System.out.println("Boolean OR of x and y");</text:p>
      <text:p text:style-name="P14"><text:s text:c="8"/>System.out.println(x || y);</text:p>
      <text:p text:style-name="P14"/>
      <text:p text:style-name="P14"><text:s text:c="8"/>System.out.println("Boolean exclusive XOR of x and y");</text:p>
      <text:p text:style-name="P14"><text:s text:c="8"/>System.out.println(x ^ y);</text:p>
      <text:p text:style-name="P14"><text:s text:c="4"/>}</text:p>
      <text:p text:style-name="P14">}</text:p>
      <text:p text:style-name="P4"/>
      <text:p text:style-name="P6">Explanation:</text:p>
      <text:p text:style-name="P6"/>
      <text:p text:style-name="P19">– Lines #3 and #4 define the variables 'x' and 'y' and 'true' as 'false'. It also assigns the variable type as boolean.</text:p>
      <text:p text:style-name="P20">– Lines #5 and #6 print the values of 'x' and 'y'.</text:p>
      <text:p text:style-name="P20">– Lines #9 outputs the opposite of 'x' which is 'false'</text:p>
      <text:p text:style-name="P20">– Line #12 outputs 'false' as only one of the operators is 'true'.</text:p>
      <text:p text:style-name="P20">– Line #15 outputs 'true' as at least one of the operators is 'true'.</text:p>
      <text:p text:style-name="P20">– Line #18 outputs 'true' as one operator is true and the other '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12S</meta:editing-duration>
    <meta:editing-cycles>20</meta:editing-cycles>
    <meta:generator>LibreOffice/5.0.4.2$Windows_x86 LibreOffice_project/2b9802c1994aa0b7dc6079e128979269cf95bc78</meta:generator>
    <dc:date>2022-05-30T15:57:59.920000000</dc:date>
    <meta:document-statistic meta:table-count="0" meta:image-count="0" meta:object-count="0" meta:page-count="2" meta:paragraph-count="70" meta:word-count="499" meta:character-count="3347" meta:non-whitespace-character-count="2535"/>
    <meta:user-defined meta:name="Info 1"/>
    <meta:user-defined meta:name="Info 2"/>
    <meta:user-defined meta:name="Info 3"/>
    <meta:user-defined meta:name="Info 4"/>
  </office:meta>
</office:document-meta>
</file>